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hronicle" svg:font-family="Chronicle, Georgia, Times, 'Times New Roman', 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officeooo:rsid="0019de08" officeooo:paragraph-rsid="0019de08" style:font-size-asian="12.25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1.251cm" style:auto-text-indent="false" fo:break-before="page"/>
      <style:text-properties style:font-name="Times New Roman" fo:font-size="14pt" fo:language="ru" fo:country="RU" fo:font-weight="bold" officeooo:rsid="0019de08" officeooo:paragraph-rsid="0019de08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1a8003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19de08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1a8003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8003" officeooo:paragraph-rsid="001a8003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8003" officeooo:paragraph-rsid="001a8003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ba2d2" officeooo:paragraph-rsid="001ba2d2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787c" officeooo:paragraph-rsid="001c787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c787c" officeooo:paragraph-rsid="001c787c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c787c" officeooo:paragraph-rsid="001c787c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officeooo:rsid="001a8003"/>
    </style:style>
    <style:style style:name="T2" style:family="text">
      <style:text-properties fo:font-variant="normal" fo:text-transform="none" fo:color="#ea2e34" loext:opacity="100%" style:text-line-through-style="none" style:text-line-through-type="none" style:font-name="Chronicle" fo:font-size="10.8000001907349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ba2d2"/>
    </style:style>
    <style:style style:name="T5" style:family="text">
      <style:text-properties officeooo:rsid="001ba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ведение</text:p>
      <text:p text:style-name="P4"/>
      <text:p text:style-name="P5">Целью данного курсового проекта состоит в проектировании, реализиции и тестирования программного продукта, <text:span text:style-name="T1">реализующего игру «Маковей».</text:span></text:p>
      <text:p text:style-name="P7">В 21 веке, в свете непрерывного развития высоких технологий, именно игровая индустрия стала проводником идей творчества и новаторства.</text:p>
      <text:p text:style-name="P7">Объект курсового проекта — это программа. Которая нужна для развлечения пользователя.</text:p>
      <text:p text:style-name="P7">Игра разработана с помощью игрового движка<text:span text:style-name="T3"> Unity</text:span> и среды разработки<text:span text:style-name="T3"> Visual Studio 2019 </text:span>(на более поздних этапах) и текстового редактора<text:span text:style-name="T3"> Notepad++,</text:span> на языке программирования<text:span text:style-name="T3"> C#.</text:span></text:p>
      <text:p text:style-name="P7">Для того чтобы достичь цели курсового проекта необходимо поставить перед собой следующие задачи:</text:p>
      <text:p text:style-name="P7">1)<text:span text:style-name="T5">Изучить игровой движок </text:span><text:span text:style-name="T4">Unity (</text:span><text:span text:style-name="T5">редактор);</text:span></text:p>
      <text:p text:style-name="P8">2)Изучить язык программирования <text:span text:style-name="T3">C# </text:span>хотя бы до начального уровня;</text:p>
      <text:p text:style-name="P8">3)Изучить основные функции движка для успешного написания <text:s/>скриптов, реализующие игровую логику будущего проекта;</text:p>
      <text:p text:style-name="P8">4)Разработать программный продукт по заданию курсового проекта.</text:p>
      <text:p text:style-name="P8"/>
      <text:p text:style-name="P8"/>
      <text:p text:style-name="P10">1 Постановка задачи</text:p>
      <text:p text:style-name="P11"/>
      <text:p text:style-name="P11">1.1 Анализ предметной области</text:p>
      <text:p text:style-name="P9">Целью данного курсового проекта является реализация программного продукта, который представляет собой игру, имеющую название «Маковей». </text:p>
      <text:p text:style-name="P8"/>
      <text:p text:style-name="P6"><text:span text:style-name="T3"><text:s/></text:span></text:p>
      <text:p text:style-name="P6"/>
      <text:p text:style-name="P12"><text:span text:style-name="T2"/></text:p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hronicle" svg:font-family="Chronicle, Georgia, Times, 'Times New Roman', 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2T14:34:40.322000000</dc:date>
    <meta:editing-duration>PT11M49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15" meta:word-count="138" meta:character-count="1102" meta:non-whitespace-character-count="972"/>
  </office:meta>
</office:document-meta>
</file>